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Black" svg:font-family="'Arial Black', sans-serif"/>
    <style:font-face style:name="Arial1" svg:font-family="Arial, sans-serif"/>
    <style:font-face style:name="Century Schoolbook" svg:font-family="'Century Schoolbook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4.9791in"/>
        </style:tab-stops>
      </style:paragraph-properties>
    </style:style>
    <style:style style:name="P2" style:family="paragraph" style:parent-style-name="Text_20_body">
      <style:text-properties style:font-name="Century Schoolbook" fo:font-size="11pt"/>
    </style:style>
    <style:style style:name="P3" style:family="paragraph" style:parent-style-name="Text_20_body">
      <style:paragraph-properties fo:text-align="center" style:justify-single-word="false"/>
      <style:text-properties style:font-name="Century Schoolbook" fo:font-size="11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 Black" fo:font-size="14pt"/>
    </style:style>
    <style:style style:name="P5" style:family="paragraph" style:parent-style-name="Text_20_body">
      <style:paragraph-properties fo:margin-top="0in" fo:margin-bottom="0in"/>
      <style:text-properties style:font-name="Century Schoolbook" fo:font-size="11pt"/>
    </style:style>
    <style:style style:name="P6" style:family="paragraph" style:parent-style-name="Text_20_body">
      <style:paragraph-properties fo:margin-top="0in" fo:margin-bottom="0in" style:shadow="none"/>
      <style:text-properties style:font-name="Century Schoolbook" fo:font-size="11pt"/>
    </style:style>
    <style:style style:name="P7" style:family="paragraph" style:parent-style-name="Text_20_body">
      <style:paragraph-properties fo:text-align="center" style:justify-single-word="false" fo:padding="0in" fo:border-left="none" fo:border-right="none" fo:border-top="none" fo:border-bottom="0.0138in solid #000000" style:shadow="none"/>
      <style:text-properties style:font-name="Arial1" fo:font-size="12pt"/>
    </style:style>
    <style:style style:name="T1" style:family="text">
      <style:text-properties style:font-name="Century Schoolbook" fo:font-size="11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yomingRegisteredAgent.com</text:p>
      <text:p text:style-name="P7">1621 Central Avenue - Cheyenne, WY 82001 - (307) 637-5151</text:p>
      <text:p text:style-name="P2"/>
      <text:p text:style-name="P1"><text:span text:style-name="T1"><text:tab/></text:span><text:span text:style-name="T1"><text:date style:data-style-name="N76" text:date-value="2015-02-05T10:20:59.13">February 5, 2015</text:date></text:span></text:p>
      <text:p text:style-name="P2">To Whom It May Concern:</text:p>
      <text:p text:style-name="P2"/>
      <text:p text:style-name="P2">As registered agent of [onshow.company_name], a Wyoming corporation, I solemnly affirm and attest that [onshow.director1] is the sole shareholder of the corporation.</text:p>
      <text:p text:style-name="P2"/>
      <text:p text:style-name="P2"/>
      <text:p text:style-name="P2"/>
      <text:p text:style-name="P6">Jason DeBraal</text:p>
      <text:p text:style-name="P6">Vice President</text:p>
      <text:p text:style-name="P6">WyomingRegisteredAgent.com, Inc.</text:p>
      <text:p text:style-name="P6"/>
      <text:p text:style-name="P2"/>
      <text:p text:style-name="P3">ACKNOWLEDGMENT</text:p>
      <text:p text:style-name="P2"/>
      <text:p text:style-name="P2">On this day came before me the Affiant, Jason DeBraal, Vice President of WyomingRegisteredAgent.com, Inc., who is personally known to me, a notary public in Laramie County, Wyoming USA. The <text:s/>Affiant also acknowledged the signing of this document to be his own voluntary act and deed. Signing this document in my presence for the purpose therein stated.</text:p>
      <text:p text:style-name="P2"/>
      <text:p text:style-name="Text_20_body"><text:span text:style-name="T1">Signed this day </text:span><text:span text:style-name="T1"><text:date style:data-style-name="N76" text:date-value="2015-02-05T10:20:59.13">February 5, 2015</text:date></text:span><text:span text:style-name="T1">.</text:span></text:p>
      <text:p text:style-name="Text_20_body"/>
      <text:p text:style-name="P5"/>
      <text:p text:style-name="P5">___________________________________________</text:p>
      <text:p text:style-name="P5">Notary Public Signature</text:p>
      <text:p text:style-name="P5"/>
      <text:p text:style-name="P2"/>
      <text:p text:style-name="P2">(SE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Black" svg:font-family="'Arial Black', sans-serif"/>
    <style:font-face style:name="Arial1" svg:font-family="Arial, sans-serif"/>
    <style:font-face style:name="Century Schoolbook" svg:font-family="'Century Schoolbook'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1-02-18T08:45:09.79</meta:creation-date>
    <dc:date>2015-02-05T10:20:59.09</dc:date>
    <meta:editing-duration>PT27M6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1" meta:paragraph-count="14" meta:word-count="116" meta:character-count="818"/>
  </office:meta>
</office:document-meta>
</file>